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312918429"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35716348951131"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494328523"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35717278149225" text:continue-list="list135716348951131"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494328523"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35716721660013" text:continue-list="list135717278149225"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35717538755682"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35715800854730"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9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7-08T13:57:15.124523200</dc:date>
    <meta:editing-duration>P13DT14H3M18S</meta:editing-duration>
    <meta:editing-cycles>612</meta:editing-cycles>
    <meta:generator>LibreOffice/25.2.4.3$Windows_X86_64 LibreOffice_project/33e196637044ead23f5c3226cde09b47731f7e27</meta:generator>
    <meta:document-statistic meta:table-count="5" meta:image-count="7" meta:object-count="0" meta:page-count="98" meta:paragraph-count="1470" meta:word-count="33084" meta:character-count="208275" meta:non-whitespace-character-count="173674"/>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